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&amp;apos;Arial Unicode MS&amp;apos;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number:date-style style:name="fecha">
      <number:day number:style="long"/>
      <number:text>/</number:text>
      <number:month number:style="long"/>
      <number:text>/</number:text>
      <number:year number:style="long"/>
    </number:date-style>
    <number:date-style style:name="fechaHora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/</number:text>
      <number:minutes number:style="long"/>
    </number:date-style>
    <style:style style:name="cabecera" style:family="table-cell" style:parent-style-name="Default">
      <style:table-cell-properties fo:background-color="#cccccc" fo:border="0.002cm solid #000000"/>
      <style:text-properties fo:font-weight="bold"/>
    </style:style>
    <style:style style:name="celda" style:family="table-cell" style:parent-style-name="Default">
      <style:table-cell-properties fo:border="0.002cm solid #000000"/>
    </style:style>
    <style:style style:name="celdaFecha" style:family="table-cell" style:parent-style-name="Default" style:data-style-name="fecha">
      <style:table-cell-properties fo:border="0.002cm solid #000000"/>
    </style:style>
    <style:style style:name="celda" style:family="table-cell" style:parent-style-name="Default">
      <style:table-cell-properties fo:border="0.002cm solid #000000"/>
    </style:style>
    <style:style style:name="celdaDatosFecha" style:family="table-cell" style:parent-style-name="fechaHora"/>
    <style:style style:name="co1" style:family="table-column" style:parent-style-name="Default">
      <style:table-column-properties fo:break-before="auto" style:column-width="5.91cm"/>
    </style:style>
    <style:style style:name="co2" style:family="table-column" style:parent-style-name="Default">
      <style:table-column-properties fo:break-before="auto" style:column-width="5.295cm"/>
    </style:style>
  </office:automatic-styles>
  <office:body>
    <office:spreadsheet>
      <table:table table:name="MIS ALUMNOS Y ALUMNAS" table:print="false">
        <table:table-column table:style-name="co1"/>
        <table:table-column table:style-name="co2"/>
        <table:table-row>
          <table:table-cell table:style-name="celdaDatos" office:value-type="string">
            <text:p>Título:</text:p>
          </table:table-cell>
          <table:table-cell table:style-name="celdaDatos" office:value-type="string">
            <text:p>MIS ALUMNOS Y ALUMNAS</text:p>
          </table:table-cell>
        </table:table-row>
        <table:table-row>
          <table:table-cell table:style-name="celdaDatos" office:value-type="string">
            <text:p>Autor:</text:p>
          </table:table-cell>
          <table:table-cell table:style-name="celdaDatos" office:value-type="string">
            <text:p>Aplicación Séneca, Consejería de Desarrollo Educativo y F.P., Junta de Andalucía</text:p>
          </table:table-cell>
        </table:table-row>
        <table:table-row>
          <table:table-cell table:style-name="celdaDatos" office:value-type="string">
            <text:p>Fecha de creación:</text:p>
          </table:table-cell>
          <table:table-cell table:style-name="celdaDatosFecha" office:value-type="date" office:date-value="2025-11-23T13:13:42">
            <text:p>23/11/2025 13:13:42</text:p>
          </table:table-cell>
        </table:table-row>
        <table:table-row/>
        <table:table-row>
          <table:table-cell table:style-name="cabecera" office:value-type="string">
            <text:p>Alumno</text:p>
          </table:table-cell>
          <table:table-cell table:style-name="cabecera" office:value-type="string">
            <text:p>Cuenta Google/Microsoft</text:p>
          </table:table-cell>
        </table:table-row>
        <table:table-row>
          <table:table-cell table:style-name="celda" office:value-type="string">
            <text:p>Araujo Ramos, Alejandro Javier</text:p>
          </table:table-cell>
          <table:table-cell table:style-name="celda" office:value-type="string">
            <text:p>aararam1511@g.educaand.es</text:p>
          </table:table-cell>
        </table:table-row>
        <table:table-row>
          <table:table-cell table:style-name="celda" office:value-type="string">
            <text:p>Beas Gómez, Alberto</text:p>
          </table:table-cell>
          <table:table-cell table:style-name="celda" office:value-type="string">
            <text:p>abeagom891@g.educaand.es</text:p>
          </table:table-cell>
        </table:table-row>
        <table:table-row>
          <table:table-cell table:style-name="celda" office:value-type="string">
            <text:p>Calero López, Rocío de los Reyes</text:p>
          </table:table-cell>
          <table:table-cell table:style-name="celda" office:value-type="string">
            <text:p>rcallop923@g.educaand.es</text:p>
          </table:table-cell>
        </table:table-row>
        <table:table-row>
          <table:table-cell table:style-name="celda" office:value-type="string">
            <text:p>Campos Delgado, Sergio</text:p>
          </table:table-cell>
          <table:table-cell table:style-name="celda" office:value-type="string">
            <text:p>scamdel0212@g.educaand.es</text:p>
          </table:table-cell>
        </table:table-row>
        <table:table-row>
          <table:table-cell table:style-name="celda" office:value-type="string">
            <text:p>Campos Sampedro, Alejandro</text:p>
          </table:table-cell>
          <table:table-cell table:style-name="celda" office:value-type="string">
            <text:p>acamsam1703@g.educaand.es</text:p>
          </table:table-cell>
        </table:table-row>
        <table:table-row>
          <table:table-cell table:style-name="celda" office:value-type="string">
            <text:p>Duré, Carlos Alejandro</text:p>
          </table:table-cell>
          <table:table-cell table:style-name="celda" office:value-type="string">
            <text:p>cdur123@g.educaand.es</text:p>
          </table:table-cell>
        </table:table-row>
        <table:table-row>
          <table:table-cell table:style-name="celda" office:value-type="string">
            <text:p>Fernández Suárez, Juan José</text:p>
          </table:table-cell>
          <table:table-cell table:style-name="celda" office:value-type="string">
            <text:p>jfersua505@g.educaand.es</text:p>
          </table:table-cell>
        </table:table-row>
        <table:table-row>
          <table:table-cell table:style-name="celda" office:value-type="string">
            <text:p>Frigolet Paiva, Clara</text:p>
          </table:table-cell>
          <table:table-cell table:style-name="celda" office:value-type="string">
            <text:p>cfripai996@g.educaand.es</text:p>
          </table:table-cell>
        </table:table-row>
        <table:table-row>
          <table:table-cell table:style-name="celda" office:value-type="string">
            <text:p>Fuentes Benito, Kevin</text:p>
          </table:table-cell>
          <table:table-cell table:style-name="celda" office:value-type="string">
            <text:p>kfueben701@g.educaand.es</text:p>
          </table:table-cell>
        </table:table-row>
        <table:table-row>
          <table:table-cell table:style-name="celda" office:value-type="string">
            <text:p>García Pedrero, Sergio</text:p>
          </table:table-cell>
          <table:table-cell table:style-name="celda" office:value-type="string">
            <text:p>sgarped660@g.educaand.es</text:p>
          </table:table-cell>
        </table:table-row>
        <table:table-row>
          <table:table-cell table:style-name="celda" office:value-type="string">
            <text:p>Hernández Razo, Alejandro</text:p>
          </table:table-cell>
          <table:table-cell table:style-name="celda" office:value-type="string">
            <text:p>aherraz134@g.educaand.es</text:p>
          </table:table-cell>
        </table:table-row>
        <table:table-row>
          <table:table-cell table:style-name="celda" office:value-type="string">
            <text:p>Hoyos Castrillón, Juan José</text:p>
          </table:table-cell>
          <table:table-cell table:style-name="celda" office:value-type="string">
            <text:p>jhoycas592@g.educaand.es</text:p>
          </table:table-cell>
        </table:table-row>
        <table:table-row>
          <table:table-cell table:style-name="celda" office:value-type="string">
            <text:p>Mate Palacios, Sergio</text:p>
          </table:table-cell>
          <table:table-cell table:style-name="celda" office:value-type="string">
            <text:p>smatpal871@g.educaand.es</text:p>
          </table:table-cell>
        </table:table-row>
        <table:table-row>
          <table:table-cell table:style-name="celda" office:value-type="string">
            <text:p>Mehdi Sidi, Hafdala</text:p>
          </table:table-cell>
          <table:table-cell table:style-name="celda" office:value-type="string">
            <text:p>hmehsid921@g.educaand.es</text:p>
          </table:table-cell>
        </table:table-row>
        <table:table-row>
          <table:table-cell table:style-name="celda" office:value-type="string">
            <text:p>Milán Castro, Mónica</text:p>
          </table:table-cell>
          <table:table-cell table:style-name="celda" office:value-type="string">
            <text:p>mmilcas411@g.educaand.es</text:p>
          </table:table-cell>
        </table:table-row>
        <table:table-row>
          <table:table-cell table:style-name="celda" office:value-type="string">
            <text:p>Molina Miguel, José Laureano</text:p>
          </table:table-cell>
          <table:table-cell table:style-name="celda" office:value-type="string">
            <text:p>jmolmig156@g.educaand.es</text:p>
          </table:table-cell>
        </table:table-row>
        <table:table-row>
          <table:table-cell table:style-name="celda" office:value-type="string">
            <text:p>Muñoz Fernández, Álvaro</text:p>
          </table:table-cell>
          <table:table-cell table:style-name="celda" office:value-type="string">
            <text:p>amunfer2404@g.educaand.es</text:p>
          </table:table-cell>
        </table:table-row>
        <table:table-row>
          <table:table-cell table:style-name="celda" office:value-type="string">
            <text:p>Narváez Saavedra, Israel</text:p>
          </table:table-cell>
          <table:table-cell table:style-name="celda" office:value-type="string">
            <text:p>inarsaa@g.educaand.es</text:p>
          </table:table-cell>
        </table:table-row>
        <table:table-row>
          <table:table-cell table:style-name="celda" office:value-type="string">
            <text:p>Perea Velasco, Juan Carlos</text:p>
          </table:table-cell>
          <table:table-cell table:style-name="celda" office:value-type="string">
            <text:p>jpervel1308@g.educaand.es</text:p>
          </table:table-cell>
        </table:table-row>
        <table:table-row>
          <table:table-cell table:style-name="celda" office:value-type="string">
            <text:p>Pizarro Alonso, Juan Carlos</text:p>
          </table:table-cell>
          <table:table-cell table:style-name="celda" office:value-type="string">
            <text:p>jpizalo0603@g.educaand.es</text:p>
          </table:table-cell>
        </table:table-row>
        <table:table-row>
          <table:table-cell table:style-name="celda" office:value-type="string">
            <text:p>Sánchez González, Andrés Jesús</text:p>
          </table:table-cell>
          <table:table-cell table:style-name="celda" office:value-type="string">
            <text:p>asangon0109@g.educaand.es</text:p>
          </table:table-cell>
        </table:table-row>
        <table:table-row>
          <table:table-cell table:style-name="celda" office:value-type="string">
            <text:p>Tovar Fernández, Ricardo</text:p>
          </table:table-cell>
          <table:table-cell table:style-name="celda" office:value-type="string">
            <text:p>rtovfer0605@g.educaand.es</text:p>
          </table:table-cell>
        </table:table-row>
        <table:table-row>
          <table:table-cell table:style-name="celda" office:value-type="string">
            <text:p>Vázquez Yerga, Alejandro</text:p>
          </table:table-cell>
          <table:table-cell table:style-name="celda" office:value-type="string">
            <text:p>avazyer279@g.educaand.es</text:p>
          </table:table-cell>
        </table:table-row>
        <table:table-row>
          <table:table-cell table:style-name="celda" office:value-type="string">
            <text:p>Vera Trashorras, Raúl</text:p>
          </table:table-cell>
          <table:table-cell table:style-name="celda" office:value-type="string">
            <text:p>rvertra0208@g.educaand.es</text:p>
          </table:table-cell>
        </table:table-row>
        <table:table-row>
          <table:table-cell table:style-name="celda" office:value-type="string">
            <text:p>Zerpa García, José Miguel</text:p>
          </table:table-cell>
          <table:table-cell table:style-name="celda" office:value-type="string">
            <text:p>jzergar1212@g.educaand.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&amp;apos;Arial Unicode MS&amp;apos;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default-style style:family="table-cell" style:parent-style-name="Default">
      <style:table-cell-properties style:decimal-places="2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  <style:paragraph-properties style:tab-stop-distance="1.25cm"/>
    </default-style>
  </office:styles>
</office:document-styles>
</file>